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Liberation Sans" svg:font-family="Liberation Sans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+mn-ea" svg:font-family="+mn-ea" style:font-family-generic="roman" svg:panose-1="0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Fuentedepárrafopredeter." style:family="text">
      <style:text-properties style:font-name="Liberation Sans" fo:font-weight="bold" style:font-weight-asian="bold" style:font-weight-complex="bold" fo:font-size="18pt" style:font-size-asian="18pt"/>
    </style:style>
    <style:style style:name="P3" style:parent-style-name="NormalWeb" style:family="paragraph">
      <style:paragraph-properties fo:text-align="center" fo:margin-top="0in" fo:margin-bottom="0in"/>
    </style:style>
    <style:style style:name="T4" style:parent-style-name="Fuentedepárrafopredeter." style:family="text">
      <style:text-properties style:font-name="Liberation Sans" style:font-name-complex="Arial" style:letter-kerning="true" fo:font-size="11pt" style:font-size-asian="11pt" style:font-size-complex="11pt"/>
    </style:style>
    <style:style style:name="T5" style:parent-style-name="Hipervínculo" style:family="text">
      <style:text-properties style:font-name="Liberation Sans" style:font-name-complex="Arial" style:letter-kerning="true" fo:font-size="11pt" style:font-size-asian="11pt" style:font-size-complex="11pt"/>
    </style:style>
    <style:style style:name="T6" style:parent-style-name="Fuentedepárrafopredeter." style:family="text">
      <style:text-properties style:font-name="Liberation Sans" style:font-name-complex="Arial" style:letter-kerning="true" fo:font-size="11pt" style:font-size-asian="11pt" style:font-size-complex="11pt"/>
    </style:style>
    <style:style style:name="P7" style:parent-style-name="NormalWeb" style:family="paragraph">
      <style:paragraph-properties fo:text-align="center" fo:margin-top="0in" fo:margin-bottom="0in"/>
    </style:style>
    <style:style style:name="T8" style:parent-style-name="Fuentedepárrafopredeter." style:family="text">
      <style:text-properties style:font-name="Liberation Sans" style:font-name-complex="Arial" style:letter-kerning="true" fo:font-size="11pt" style:font-size-asian="11pt" style:font-size-complex="11pt"/>
    </style:style>
    <style:style style:name="P9" style:parent-style-name="NormalWeb" style:family="paragraph">
      <style:paragraph-properties fo:text-align="center" fo:margin-top="0in" fo:margin-bottom="0in"/>
    </style:style>
    <style:style style:name="T10" style:parent-style-name="Hipervínculo" style:family="text">
      <style:text-properties style:font-name="Liberation Sans" style:font-name-complex="Arial" style:letter-kerning="true" fo:font-size="11pt" style:font-size-asian="11pt" style:font-size-complex="11pt"/>
    </style:style>
    <style:style style:name="T11" style:parent-style-name="Fuentedepárrafopredeter." style:family="text">
      <style:text-properties style:font-name="Liberation Sans" style:font-name-complex="Arial" style:letter-kerning="true" fo:font-size="11pt" style:font-size-asian="11pt" style:font-size-complex="11pt"/>
    </style:style>
    <style:style style:name="P12" style:parent-style-name="NormalWeb" style:family="paragraph">
      <style:paragraph-properties fo:text-align="center" fo:margin-top="0in" fo:margin-bottom="0in"/>
      <style:text-properties style:font-name="Liberation Sans" fo:font-size="11pt" style:font-size-asian="11pt" style:font-size-complex="11pt"/>
    </style:style>
    <style:style style:name="P13" style:parent-style-name="NormalWeb" style:family="paragraph">
      <style:paragraph-properties fo:text-align="center" fo:margin-top="0in" fo:margin-bottom="0in"/>
    </style:style>
    <style:style style:name="T14" style:parent-style-name="Fuentedepárrafopredeter." style:family="text">
      <style:text-properties style:font-name="Liberation Sans" style:font-name-complex="Arial" style:letter-kerning="true" fo:font-size="11pt" style:font-size-asian="11pt" style:font-size-complex="11pt"/>
    </style:style>
    <style:style style:name="P15" style:parent-style-name="NormalWeb" style:family="paragraph">
      <style:paragraph-properties fo:text-align="center" fo:margin-top="0in" fo:margin-bottom="0in"/>
      <style:text-properties style:font-name="Liberation Sans" style:font-name-complex="Arial" style:letter-kerning="true" fo:font-size="11pt" style:font-size-asian="11pt" style:font-size-complex="11pt"/>
    </style:style>
    <style:style style:name="P16" style:parent-style-name="Normal" style:family="paragraph">
      <style:paragraph-properties fo:text-align="center"/>
      <style:text-properties style:font-name="Liberation Sans"/>
    </style:style>
    <style:style style:name="P17" style:parent-style-name="Normal" style:family="paragraph">
      <style:paragraph-properties fo:text-align="center"/>
      <style:text-properties style:font-name="Liberation Sans" fo:font-weight="bold" style:font-weight-asian="bold" fo:color="#FF0000" fo:font-size="13pt" style:font-size-asian="13pt"/>
    </style:style>
    <style:style style:name="P18" style:parent-style-name="Normal" style:family="paragraph">
      <style:text-properties style:font-name="Liberation Sans" fo:font-weight="bold" style:font-weight-asian="bold"/>
    </style:style>
    <style:style style:name="P19" style:parent-style-name="Párrafodelista" style:list-style-name="LFO1" style:family="paragraph">
      <style:paragraph-properties fo:text-align="justify"/>
      <style:text-properties style:font-name="Liberation Sans" fo:font-size="12pt" style:font-size-asian="12pt" style:font-size-complex="12pt"/>
    </style:style>
    <style:style style:name="P20" style:parent-style-name="Párrafodelista" style:list-style-name="LFO1" style:family="paragraph">
      <style:paragraph-properties fo:text-align="justify"/>
    </style:style>
    <style:style style:name="T21" style:parent-style-name="Fuentedepárrafopredeter." style:family="text">
      <style:text-properties style:font-name="Liberation Sans" fo:font-size="12pt" style:font-size-asian="12pt" style:font-size-complex="12pt" fo:language="en" fo:country="GB"/>
    </style:style>
    <style:style style:name="T22" style:parent-style-name="Fuentedepárrafopredeter." style:family="text">
      <style:text-properties style:font-name="Liberation Sans" fo:font-weight="bold" style:font-weight-asian="bold" fo:font-size="12pt" style:font-size-asian="12pt" style:font-size-complex="12pt" fo:language="en" fo:country="GB"/>
    </style:style>
    <style:style style:name="T23" style:parent-style-name="Fuentedepárrafopredeter." style:family="text">
      <style:text-properties style:font-name="Liberation Sans" style:font-name-asian="+mn-ea" style:font-name-complex="Courier New" fo:color="#000000" style:letter-kerning="true" fo:language="en" fo:country="GB" style:language-asian="es" style:country-asian="ES"/>
    </style:style>
    <style:style style:name="T24" style:parent-style-name="Fuentedepárrafopredeter." style:family="text">
      <style:text-properties style:font-name="Liberation Sans" fo:language="en" fo:country="GB"/>
    </style:style>
    <style:style style:name="T25" style:parent-style-name="Fuentedepárrafopredeter." style:family="text">
      <style:text-properties style:font-name="Liberation Sans" style:font-name-asian="+mn-ea" style:font-name-complex="Courier New" fo:color="#000000" style:letter-kerning="true" fo:language="en" fo:country="GB" style:language-asian="es" style:country-asian="ES"/>
    </style:style>
    <style:style style:name="P26" style:parent-style-name="Normal" style:family="paragraph">
      <style:text-properties style:font-name="Liberation Sans" fo:font-weight="bold" style:font-weight-asian="bold" fo:language="en" fo:country="GB"/>
    </style:style>
    <style:style style:name="P27" style:parent-style-name="Normal" style:family="paragraph">
      <style:text-properties style:font-name="Liberation Sans" fo:font-weight="bold" style:font-weight-asian="bold"/>
    </style:style>
    <style:style style:name="P28" style:parent-style-name="Normal" style:family="paragraph">
      <style:paragraph-properties fo:text-align="justify"/>
      <style:text-properties style:font-name="Liberation Sans"/>
    </style:style>
    <style:style style:name="P29" style:parent-style-name="Normal" style:family="paragraph">
      <style:paragraph-properties fo:text-align="justify"/>
      <style:text-properties style:font-name="Liberation Sans"/>
    </style:style>
    <style:style style:name="P30" style:parent-style-name="Normal" style:family="paragraph">
      <style:paragraph-properties fo:text-align="justify"/>
      <style:text-properties style:font-name="Liberation Sans"/>
    </style:style>
    <style:style style:name="P31" style:parent-style-name="Normal" style:family="paragraph">
      <style:paragraph-properties fo:text-align="justify"/>
      <style:text-properties style:font-name="Liberation Sans"/>
    </style:style>
    <style:style style:name="P32" style:parent-style-name="Normal" style:family="paragraph">
      <style:paragraph-properties fo:text-align="justify"/>
      <style:text-properties style:font-name="Liberation Sans"/>
    </style:style>
    <style:style style:name="P33" style:parent-style-name="Normal" style:family="paragraph">
      <style:paragraph-properties fo:text-align="justify"/>
      <style:text-properties style:font-name="Liberation Sans"/>
    </style:style>
  </office:automatic-styles>
  <office:body>
    <office:text text:use-soft-page-breaks="true">
      <text:p text:style-name="P1"><text:span text:style-name="T2">Guía de procedimientos en R para el proceso de validación de instrumentos en Ciencias Sociales<text:s/></text:span></text:p>
      <text:p text:style-name="P3"><text:span text:style-name="T4">Dr. Raidell Avello Martínez,<text:s/></text:span><text:a xlink:href="mailto:ravellom@gmail.com" office:target-frame-name="_top" xlink:show="replace"><text:span text:style-name="T5">ravellom@gmail.com</text:span></text:a><text:span text:style-name="T6"><text:s/></text:span></text:p>
      <text:p text:style-name="P7"><text:span text:style-name="T8">Universidad de Cienfuegos</text:span></text:p>
      <text:p text:style-name="P9"><text:a xlink:href="http://gitema.ucf.edu.cu" office:target-frame-name="_top" xlink:show="replace"><text:span text:style-name="T10">http://gitema.ucf.edu.cu</text:span></text:a><text:span text:style-name="T11"><text:s/></text:span></text:p>
      <text:p text:style-name="P12"/>
      <text:p text:style-name="P13"><text:span text:style-name="T14">Dr. Mabel A. Rodríguez Monteagudo</text:span></text:p>
      <text:p text:style-name="P15">Universidad de Ciencias Médicas de Cienfuegos</text:p>
      <text:p text:style-name="P16"/>
      <text:p text:style-name="P17">VERSIÓN 0.7 – EN ELABORACIÓN</text:p>
      <text:p text:style-name="P18">PREREQUISITOS PARA COMPRENDER Y USAR LA GUÍA</text:p>
      <text:list text:style-name="LFO1" text:continue-numbering="true">
        <text:list-item>
          <text:p text:style-name="P19">Conocimientos básicos sobre Estadística, el sistema y lenguaje R, Metodología de la Investigación y Psicometría.<text:s/></text:p>
        </text:list-item>
        <text:list-item>
          <text:p text:style-name="P20"><text:span text:style-name="T21">Paquetes a usar en R:</text:span><text:span text:style-name="T22"><text:s/></text:span><text:span text:style-name="T23">dplyr, car, psych, Likert, corrplot, lavaan,</text:span><text:span text:style-name="T24"><text:s/></text:span><text:span text:style-name="T25">semTools, apa, Hmisc, ggpubr, ggplot2, stats, apaTables.<text:s/></text:span></text:p>
        </text:list-item>
      </text:list>
      <text:p text:style-name="P26"/>
      <text:p text:style-name="P27">UNAS PALABRAS ANTES DE INICIAR</text:p>
      <text:p text:style-name="P28">El objetivo de esta guía es ofrecer a estudiantes e investigadores diferentes técnicas y procedimientos en R para apoyar el proceso de medición de la confiabilidad y validez de instrumentos, sobre todo de ciencias sociales, aunque muchos de los procedimientos descritos pueden ser útiles para cualquier área.</text:p>
      <text:p text:style-name="P29">La idea de esta guía surge por la dispersión del tratamiento en R de los temas de validación de instrumentos que se evidencia en la literatura explorada, donde muchos autores solo abordan algunos procedimientos para medir la confiabilidad y validez de instrumentos y omiten otras alternativas importantes.</text:p>
      <text:p text:style-name="P30">Para nada esta es una guía completa, ni es una receta a seguir en la tarea de validación, pero con el tiempo trataremos de abordar la mayor cantidad de aristas, actualidades, técnicas y procedimientos, usando R, para la validación de instrumentos. De hecho, esta versión 0.7 se publica con algunos apartados incompletos o vacíos, pero en breve seguirá completándose hasta alcanzar la versión 1.0 con todos los temas abordados, aunque todavía perfectibles.</text:p>
      <text:p text:style-name="P31">Es importante aclarar, que para usar y comprender adecuadamente esta guía es necesario contar con conocimientos previos sobre Estadística, el sistema y lenguaje R, Metodología de la Investigación y Psicometría.</text:p>
      <text:p text:style-name="P32">Esperamos que sea de utilidad y estamos abiertos a sugerencias, temas y ayudas para seguir desarrollando la guía.</text:p>
      <text:p text:style-name="P33">Los autores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Liberation Sans" svg:font-family="Liberation Sans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+mn-ea" svg:font-family="+mn-ea" style:font-family-generic="roman" svg:panose-1="0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aidell Avello</meta:initial-creator>
    <dc:creator>Raidell Avello</dc:creator>
    <meta:creation-date>2021-06-14T11:42:00Z</meta:creation-date>
    <dc:date>2021-06-14T11:42:00Z</dc:date>
    <meta:template xlink:href="Normal.dotm" xlink:type="simple"/>
    <meta:editing-cycles>1</meta:editing-cycles>
    <meta:editing-duration>PT0S</meta:editing-duration>
    <meta:document-statistic meta:page-count="1" meta:paragraph-count="4" meta:word-count="325" meta:character-count="2113" meta:row-count="14" meta:non-whitespace-character-count="1792"/>
  </office:meta>
</office:document-meta>
</file>